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/>
    </style:style>
    <style:style style:name="gr4" style:family="graphic" style:parent-style-name="standard">
      <style:graphic-properties draw:stroke="none" draw:fill="none" draw:auto-grow-height="true" draw:auto-grow-width="false"/>
    </style:style>
    <style:style style:name="gr5" style:family="graphic" style:parent-style-name="standard">
      <style:graphic-properties draw:stroke="none" draw:fill="none" draw:auto-grow-height="false" draw:auto-grow-width="tru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2cm" fo:margin-bottom="0cm" fo:text-align="end"/>
      <style:text-properties fo:font-size="36pt"/>
    </style:style>
    <style:style style:name="P2" style:family="paragraph">
      <style:paragraph-properties fo:margin-top="0.2cm" fo:margin-bottom="0cm" fo:text-align="center"/>
      <style:text-properties fo:font-size="36pt"/>
    </style:style>
    <style:style style:name="P3" style:family="paragraph">
      <style:paragraph-properties fo:text-align="end"/>
      <style:text-properties fo:font-size="36pt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variant="normal" fo:text-transform="none" style:font-name="Arial1"/>
    </style:style>
    <style:style style:name="P8" style:family="paragraph">
      <loext:graphic-properties draw:fill="none"/>
      <style:text-properties fo:font-variant="normal" fo:text-transform="none" style:font-name="Arial1"/>
    </style:style>
    <style:style style:name="P9" style:family="paragraph">
      <loext:graphic-properties draw:fill="none" draw:fill-color="#ffffff"/>
      <style:paragraph-properties fo:margin-top="0.2cm" fo:margin-bottom="0cm" fo:text-align="center"/>
      <style:text-properties style:font-name="Consolas" fo:font-size="36pt" style:font-size-asian="36pt" style:font-size-complex="36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margin-top="0.2cm" fo:margin-bottom="0cm" fo:text-indent="0cm"/>
      <style:text-properties fo:font-size="24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font-name="Arial1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1"/></text:p>
            <text:p text:style-name="P3"><text:span text:style-name="T2">Julien GIRAUD</text:span></text:p>
            <text:p text:style-name="P3"><text:span text:style-name="T2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16.1cm" svg:height="12.18cm" svg:x="5.95cm" svg:y="4.914cm" presentation:class="outline" presentation:user-transformed="true">
          <draw:text-box>
            <text:list text:style-name="L2">
              <text:list-item>
                <text:p>Que faire après le DUT ?</text:p>
              </text:list-item>
              <text:list-item>
                <text:p>Présentation des licences</text:p>
              </text:list-item>
              <text:list-item>
                <text:p>Précision du projet</text:p>
              </text:list-item>
              <text:list-item>
                <text:p>Projet fina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 faire après le DUT ?</text:p>
          </draw:text-box>
        </draw:frame>
        <draw:frame draw:style-name="gr3" draw:text-style-name="P8" draw:layer="layout" svg:width="7.364cm" svg:height="0.962cm" svg:x="1cm" svg:y="6.038cm">
          <draw:text-box>
            <text:p text:style-name="P7"><text:span text:style-name="T3">Insertion professionnelle</text:span></text:p>
          </draw:text-box>
        </draw:frame>
        <draw:frame draw:style-name="gr3" draw:text-style-name="P8" draw:layer="layout" svg:width="9.9cm" svg:height="0.962cm" svg:x="8.739cm" svg:y="6.038cm">
          <draw:text-box>
            <text:p text:style-name="P7"><text:span text:style-name="T3">Licence générale en Informatique</text:span></text:p>
          </draw:text-box>
        </draw:frame>
        <draw:frame draw:style-name="gr3" draw:text-style-name="P8" draw:layer="layout" svg:width="7.364cm" svg:height="0.962cm" svg:x="1cm" svg:y="6.038cm">
          <draw:text-box>
            <text:p text:style-name="P7"><text:span text:style-name="T3">Insertion professionnelle</text:span></text:p>
          </draw:text-box>
        </draw:frame>
        <draw:frame draw:style-name="gr4" draw:text-style-name="P8" draw:layer="layout" svg:width="7.114cm" svg:height="0.962cm" svg:x="18.729cm" svg:y="6.038cm">
          <draw:text-box>
            <text:p text:style-name="P7"><text:span text:style-name="T3">Licence professionnelle</text:span></text:p>
          </draw:text-box>
        </draw:frame>
        <draw:frame draw:style-name="gr4" draw:text-style-name="P8" draw:layer="layout" svg:width="7.114cm" svg:height="0.962cm" svg:x="1.229cm" svg:y="8.438cm">
          <draw:text-box>
            <text:p text:style-name="P7"><text:span text:style-name="T3">École d’ingénieur</text:span></text:p>
          </draw:text-box>
        </draw:frame>
        <draw:frame draw:style-name="gr5" draw:text-style-name="P8" draw:layer="layout" svg:width="9.367cm" svg:height="0.962cm" svg:x="8.562cm" svg:y="8.438cm">
          <draw:text-box>
            <text:p text:style-name="P7"><text:span text:style-name="T3">École d’ingénieur en alternance</text:span></text:p>
          </draw:text-box>
        </draw:frame>
        <draw:frame draw:style-name="gr5" draw:text-style-name="P8" draw:layer="layout" svg:width="6.636cm" svg:height="0.962cm" svg:x="18.43cm" svg:y="8.438cm">
          <draw:text-box>
            <text:p text:style-name="P7"><text:span text:style-name="T3">Master informatique...</text:span></text:p>
          </draw:text-box>
        </draw:frame>
        <draw:frame draw:style-name="gr5" draw:text-style-name="P8" draw:layer="layout" svg:width="6.987cm" svg:height="0.962cm" svg:x="1.055cm" svg:y="10.438cm">
          <draw:text-box>
            <text:p text:style-name="P7"><text:span text:style-name="T3">Master en alternance...</text:span></text:p>
          </draw:text-box>
        </draw:frame>
        <draw:frame draw:style-name="gr5" draw:text-style-name="P8" draw:layer="layout" svg:width="6.755cm" svg:height="0.962cm" svg:x="10.257cm" svg:y="10.438cm">
          <draw:text-box>
            <text:p text:style-name="P7"><text:span text:style-name="T3">Spécialisation en Web</text:span></text:p>
          </draw:text-box>
        </draw:frame>
        <draw:frame draw:style-name="gr5" draw:text-style-name="P8" draw:layer="layout" svg:width="7.644cm" svg:height="0.962cm" svg:x="17.612cm" svg:y="10.438cm">
          <draw:text-box>
            <text:p text:style-name="P7"><text:span text:style-name="T3">Spécialisation</text:span><text:span text:style-name="T3"> en Réseau</text:span></text:p>
          </draw:text-box>
        </draw:frame>
        <draw:frame draw:style-name="gr5" draw:text-style-name="P8" draw:layer="layout" svg:width="9.371cm" svg:height="0.962cm" svg:x="0.451cm" svg:y="12.638cm">
          <draw:text-box>
            <text:p text:style-name="P7"><text:span text:style-name="T3">Spécialisation</text:span><text:span text:style-name="T3"> en Cybersécurité</text:span></text:p>
          </draw:text-box>
        </draw:frame>
        <draw:frame draw:style-name="gr5" draw:text-style-name="P8" draw:layer="layout" svg:width="4.621cm" svg:height="0.962cm" svg:x="11.528cm" svg:y="12.638cm">
          <draw:text-box>
            <text:p text:style-name="P7"><text:span text:style-name="T3">Double Master</text:span></text:p>
          </draw:text-box>
        </draw:frame>
        <draw:frame draw:style-name="gr5" draw:text-style-name="P8" draw:layer="layout" svg:width="3.034cm" svg:height="0.962cm" svg:x="20.324cm" svg:y="12.638cm">
          <draw:text-box>
            <text:p text:style-name="P7"><text:span text:style-name="T3">Magicien</text:span></text:p>
            <text:p text:style-name="P7"><text:span text:style-name="T3"/></text:p>
            <text:p text:style-name="P7"><text:span text:style-name="T3"/></text:p>
          </draw:text-box>
        </draw:frame>
        <draw:frame draw:style-name="gr6" draw:text-style-name="P8" draw:layer="layout" svg:width="11.139cm" svg:height="1.673cm" svg:x="1.561cm" svg:y="14.827cm">
          <draw:text-box>
            <text:p text:style-name="P7"><text:span text:style-name="T3">Spécialisation en droit informatique</text:span></text:p>
          </draw:text-box>
        </draw:frame>
        <draw:frame draw:style-name="gr6" draw:text-style-name="P8" draw:layer="layout" svg:width="10.038cm" svg:height="1.673cm" svg:x="14.562cm" svg:y="14.828cm">
          <draw:text-box>
            <text:p text:style-name="P7"><text:span text:style-name="T3">Spécialisation en comme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9" draw:layer="layout" svg:width="18.5cm" svg:height="1.673cm" svg:x="4.75cm" svg:y="1.501cm">
          <draw:text-box>
            <text:p text:style-name="P2"><text:span text:style-name="T4">Origine du projet</text:span></text:p>
          </draw:text-box>
        </draw:frame>
        <draw:frame draw:style-name="gr8" draw:text-style-name="P12" draw:layer="layout" svg:width="23cm" svg:height="5.783cm" svg:x="2.5cm" svg:y="7cm">
          <draw:text-box>
            <text:p text:style-name="P10"><text:span text:style-name="T5">Quelques points importants pour mes recherch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1"><text:span text:style-name="T6">Une fin d’étude à bac + 5 en Informatique</text:span></text:p>
                      </text:list-item>
                      <text:list-item>
                        <text:p text:style-name="P11"><text:span text:style-name="T6">Situé à Lyon</text:span></text:p>
                      </text:list-item>
                      <text:list-item>
                        <text:p text:style-name="P11"><text:span text:style-name="T6">Pas d’école d’ingénieur ou équivalant</text:span></text:p>
                      </text:list-item>
                      <text:list-item>
                        <text:p text:style-name="P11"><text:span text:style-name="T6">Une partie en altern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8M14S</meta:editing-duration>
    <meta:editing-cycles>8</meta:editing-cycles>
    <meta:generator>LibreOffice/5.4.7.2$Windows_X86_64 LibreOffice_project/c838ef25c16710f8838b1faec480ebba495259d0</meta:generator>
    <dc:date>2018-12-03T11:54:04.057000000</dc:date>
    <meta:document-statistic meta:object-count="50"/>
  </office:meta>
</office:document-meta>
</file>